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in" svg:y="1.974in">
            <draw:object draw:notify-on-update-of-ranges="Sheet1.A3:Sheet1.A6 Sheet1.B2:Sheet1.B2 Sheet1.B3:Sheet1.B6 Sheet1.A3:Sheet1.A6 Sheet1.C2:Sheet1.C2 Sheet1.C3:Sheet1.C6 Sheet1.A3:Sheet1.A6 Sheet1.D2:Sheet1.D2 Sheet1.D3:Sheet1.D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6.8035in" svg:y="1.8165in">
            <draw:object draw:notify-on-update-of-ranges="Sheet1.A3:Sheet1.A6 Sheet1.A3:Sheet1.A6 Sheet1.E2:Sheet1.E2 Sheet1.E3:Sheet1.E6 Sheet1.A3:Sheet1.A6 Sheet1.F2:Sheet1.F2 Sheet1.F3:Sheet1.F6 Sheet1.A3:Sheet1.A6 Sheet1.G2:Sheet1.G2 Sheet1.G3:Sheet1.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5"/>
        <table:table-column table:style-name="co2" table:default-cell-style-name="ce3"/>
        <table:table-column table:style-name="co2" table:number-columns-repeated="2" table:default-cell-style-name="ce5"/>
        <table:table-column table:style-name="co3" table:default-cell-style-name="ce5"/>
        <table:table-column table:style-name="co2" table:default-cell-style-name="ce5"/>
        <table:table-row table:style-name="ro1">
          <table:table-cell table:style-name="ce1" office:value-type="string" calcext:value-type="string" table:number-columns-spanned="1" table:number-rows-spanned="2">
            <text:p>Thread</text:p>
            <text:p>number</text:p>
          </table:table-cell>
          <table:table-cell table:style-name="ce1" office:value-type="string" calcext:value-type="string" table:number-columns-spanned="6" table:number-rows-spanned="1">
            <text:p>Time (sec)</text:p>
          </table:table-cell>
          <table:covered-table-cell table:style-name="ce2"/>
          <table:covered-table-cell table:style-name="ce1"/>
          <table:covered-table-cell table:number-columns-repeated="3" table:style-name="ce16"/>
        </table:table-row>
        <table:table-row table:style-name="ro1">
          <table:covered-table-cell table:style-name="ce2"/>
          <table:table-cell table:style-name="ce2" office:value-type="string" calcext:value-type="string">
            <text:p>Generation</text:p>
          </table:table-cell>
          <table:table-cell table:style-name="ce2" office:value-type="string" calcext:value-type="string">
            <text:p>Filling</text:p>
          </table:table-cell>
          <table:table-cell table:style-name="ce1" office:value-type="string" calcext:value-type="string">
            <text:p>Solving</text:p>
          </table:table-cell>
          <table:table-cell table:style-name="ce16" office:value-type="string" calcext:value-type="string">
            <text:p>Scalar</text:p>
          </table:table-cell>
          <table:table-cell table:style-name="ce16" office:value-type="string" calcext:value-type="string">
            <text:p>Addiction</text:p>
          </table:table-cell>
          <table:table-cell table:style-name="ce16" office:value-type="string" calcext:value-type="string">
            <text:p>Multiplication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2" office:value-type="float" office:value="7.73392" calcext:value-type="float">
            <text:p>7.73392</text:p>
          </table:table-cell>
          <table:table-cell table:style-name="ce7" office:value-type="float" office:value="18.339" calcext:value-type="float">
            <text:p>18.339</text:p>
          </table:table-cell>
          <table:table-cell table:style-name="ce12" office:value-type="float" office:value="22.1044" calcext:value-type="float">
            <text:p>22.1044</text:p>
          </table:table-cell>
          <table:table-cell table:style-name="ce12" office:value-type="float" office:value="3.3067" calcext:value-type="float">
            <text:p>3.3067</text:p>
          </table:table-cell>
          <table:table-cell table:style-name="ce12" office:value-type="float" office:value="2.0031" calcext:value-type="float">
            <text:p>2.0031</text:p>
          </table:table-cell>
          <table:table-cell table:style-name="ce12" office:value-type="float" office:value="11.5658" calcext:value-type="float">
            <text:p>11.56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2181" calcext:value-type="float">
            <text:p>6.2181</text:p>
          </table:table-cell>
          <table:table-cell office:value-type="float" office:value="11.0741" calcext:value-type="float">
            <text:p>11.0741</text:p>
          </table:table-cell>
          <table:table-cell office:value-type="float" office:value="10.1256" calcext:value-type="float">
            <text:p>10.1256</text:p>
          </table:table-cell>
          <table:table-cell office:value-type="float" office:value="1.75116" calcext:value-type="float">
            <text:p>1.75116</text:p>
          </table:table-cell>
          <table:table-cell office:value-type="float" office:value="1.26054" calcext:value-type="float">
            <text:p>1.26054</text:p>
          </table:table-cell>
          <table:table-cell office:value-type="float" office:value="6.04317" calcext:value-type="float">
            <text:p>6.043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24675" calcext:value-type="float">
            <text:p>5.24675</text:p>
          </table:table-cell>
          <table:table-cell office:value-type="float" office:value="5.66123" calcext:value-type="float">
            <text:p>5.66123</text:p>
          </table:table-cell>
          <table:table-cell office:value-type="float" office:value="7.42345" calcext:value-type="float">
            <text:p>7.42345</text:p>
          </table:table-cell>
          <table:table-cell office:value-type="float" office:value="1.02451" calcext:value-type="float">
            <text:p>1.02451</text:p>
          </table:table-cell>
          <table:table-cell office:value-type="float" office:value="1.15399" calcext:value-type="float">
            <text:p>1.15399</text:p>
          </table:table-cell>
          <table:table-cell office:value-type="float" office:value="4.03253" calcext:value-type="float">
            <text:p>4.03253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6" office:value-type="float" office:value="4.77103" calcext:value-type="float">
            <text:p>4.77103</text:p>
          </table:table-cell>
          <table:table-cell table:style-name="ce4" office:value-type="float" office:value="3.21805" calcext:value-type="float">
            <text:p>3.21805</text:p>
          </table:table-cell>
          <table:table-cell table:style-name="ce6" office:value-type="float" office:value="6.6462" calcext:value-type="float">
            <text:p>6.6462</text:p>
          </table:table-cell>
          <table:table-cell table:style-name="ce6" office:value-type="float" office:value="0.99346" calcext:value-type="float">
            <text:p>0.99346</text:p>
          </table:table-cell>
          <table:table-cell table:style-name="ce6" office:value-type="float" office:value="1.10461" calcext:value-type="float">
            <text:p>1.10461</text:p>
          </table:table-cell>
          <table:table-cell table:style-name="ce6" office:value-type="float" office:value="3.93224" calcext:value-type="float">
            <text:p>3.93224</text:p>
          </table:table-cell>
        </table:table-row>
        <table:table-row table:style-name="ro1">
          <table:table-cell table:style-name="Default" table:number-columns-repeated="6"/>
          <table:table-cell table:style-name="ce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21:19:47.868032570</meta:creation-date>
    <dc:date>2025-01-12T18:47:08.585073559</dc:date>
    <meta:editing-duration>PT3H44M19S</meta:editing-duration>
    <meta:editing-cycles>29</meta:editing-cycles>
    <meta:generator>LibreOffice/7.3.7.2$Linux_X86_64 LibreOffice_project/30$Build-2</meta:generator>
    <meta:document-statistic meta:table-count="1" meta:cell-count="3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" chart:style-name="ch1">
        <chart:legend chart:legend-position="end" svg:x="12.645cm" svg:y="3.703cm" style:legend-expansion="high" chart:style-name="ch2"/>
        <chart:plot-area chart:style-name="ch3" table:cell-range-address="Sheet1.A3:Sheet1.A6 Sheet1.E2:Sheet1.G6" chart:data-source-has-labels="both" svg:x="1.331cm" svg:y="0.18cm" svg:width="10.994cm" svg:height="7.659cm">
          <chart:coordinate-region svg:x="1.952cm" svg:y="0.379cm" svg:width="10.279cm" svg:height="6.813cm"/>
          <chart:axis chart:dimension="x" chart:name="primary-x" chart:style-name="ch4" chartooo:axis-type="auto">
            <chart:title svg:x="5.58cm" svg:y="8.019cm" chart:style-name="ch5">
              <text:p>Threads number</text:p>
            </chart:title>
            <chart:categories table:cell-range-address="Sheet1.A3:Sheet1.A6"/>
          </chart:axis>
          <chart:axis chart:dimension="y" chart:name="primary-y" chart:style-name="ch6">
            <chart:title svg:x="0.451cm" svg:y="4.82cm" chart:style-name="ch7">
              <text:p>Time (sec)</text:p>
            </chart:title>
            <chart:grid chart:style-name="ch8" chart:class="major"/>
          </chart:axis>
          <chart:series chart:style-name="ch9" chart:values-cell-range-address="Sheet1.E3:Sheet1.E6" chart:label-cell-address="Sheet1.E2:Sheet1.E2" chart:class="chart:scatter">
            <chart:domain table:cell-range-address="Sheet1.A3:Sheet1.A6"/>
            <chart:data-point chart:repeated="4"/>
          </chart:series>
          <chart:series chart:style-name="ch10" chart:values-cell-range-address="Sheet1.F3:Sheet1.F6" chart:label-cell-address="Sheet1.F2:Sheet1.F2" chart:class="chart:scatter">
            <chart:data-point chart:repeated="4"/>
          </chart:series>
          <chart:series chart:style-name="ch11" chart:values-cell-range-address="Sheet1.G3:Sheet1.G6" chart:label-cell-address="Sheet1.G2:Sheet1.G2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calar</text:p>
                <draw:g>
                  <svg:desc>Sheet1.E2:Sheet1.E2</svg:desc>
                </draw:g>
              </table:table-cell>
              <table:table-cell office:value-type="string">
                <text:p>Addiction</text:p>
                <draw:g>
                  <svg:desc>Sheet1.F2:Sheet1.F2</svg:desc>
                </draw:g>
              </table:table-cell>
              <table:table-cell office:value-type="string">
                <text:p>Multiplication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:Sheet1.A6</svg:desc>
                </draw:g>
              </table:table-cell>
              <table:table-cell office:value-type="float" office:value="1">
                <text:p>1</text:p>
                <draw:g>
                  <svg:desc>Sheet1.A3:Sheet1.A6</svg:desc>
                </draw:g>
              </table:table-cell>
              <table:table-cell office:value-type="float" office:value="3.3067">
                <text:p>3.3067</text:p>
                <draw:g>
                  <svg:desc>Sheet1.E3:Sheet1.E6</svg:desc>
                </draw:g>
              </table:table-cell>
              <table:table-cell office:value-type="float" office:value="2.0031">
                <text:p>2.0031</text:p>
                <draw:g>
                  <svg:desc>Sheet1.F3:Sheet1.F6</svg:desc>
                </draw:g>
              </table:table-cell>
              <table:table-cell office:value-type="float" office:value="11.5658">
                <text:p>11.5658</text:p>
                <draw:g>
                  <svg:desc>Sheet1.G3:Sheet1.G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5116">
                <text:p>1.75116</text:p>
              </table:table-cell>
              <table:table-cell office:value-type="float" office:value="1.26054">
                <text:p>1.26054</text:p>
              </table:table-cell>
              <table:table-cell office:value-type="float" office:value="6.04317">
                <text:p>6.043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02451">
                <text:p>1.02451</text:p>
              </table:table-cell>
              <table:table-cell office:value-type="float" office:value="1.15399">
                <text:p>1.15399</text:p>
              </table:table-cell>
              <table:table-cell office:value-type="float" office:value="4.03253">
                <text:p>4.0325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99346">
                <text:p>0.99346</text:p>
              </table:table-cell>
              <table:table-cell office:value-type="float" office:value="1.10461">
                <text:p>1.10461</text:p>
              </table:table-cell>
              <table:table-cell office:value-type="float" office:value="3.93224">
                <text:p>3.932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89cm" svg:y="3.703cm" style:legend-expansion="high" chart:style-name="ch2"/>
        <chart:plot-area chart:style-name="ch3" table:cell-range-address="Sheet1.A3:Sheet1.D6 Sheet1.B2:Sheet1.D2" chart:data-source-has-labels="row" svg:x="1.331cm" svg:y="0.18cm" svg:width="11.338cm" svg:height="7.659cm">
          <chart:coordinate-region svg:x="1.952cm" svg:y="0.379cm" svg:width="10.623cm" svg:height="6.813cm"/>
          <chart:axis chart:dimension="x" chart:name="primary-x" chart:style-name="ch4">
            <chart:title svg:x="5.752cm" svg:y="8.019cm" chart:style-name="ch5">
              <text:p>Threads number</text:p>
            </chart:title>
          </chart:axis>
          <chart:axis chart:dimension="y" chart:name="primary-y" chart:style-name="ch6">
            <chart:title svg:x="0.451cm" svg:y="4.82cm" chart:style-name="ch7">
              <text:p>Time (sec)</text:p>
            </chart:title>
            <chart:grid chart:style-name="ch8" chart:class="major"/>
          </chart:axis>
          <chart:series chart:style-name="ch9" chart:values-cell-range-address="Sheet1.B3:Sheet1.B6" chart:label-cell-address="Sheet1.B2:Sheet1.B2" chart:class="chart:scatter">
            <chart:domain table:cell-range-address="Sheet1.A3:Sheet1.A6"/>
            <chart:data-point chart:repeated="4"/>
          </chart:series>
          <chart:series chart:style-name="ch10" chart:values-cell-range-address="Sheet1.C3:Sheet1.C6" chart:label-cell-address="Sheet1.C2:Sheet1.C2" chart:class="chart:scatter">
            <chart:data-point chart:repeated="4"/>
          </chart:series>
          <chart:series chart:style-name="ch11" chart:values-cell-range-address="Sheet1.D3:Sheet1.D6" chart:label-cell-address="Sheet1.D2:Sheet1.D2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eneration</text:p>
                <draw:g>
                  <svg:desc>Sheet1.B2:Sheet1.B2</svg:desc>
                </draw:g>
              </table:table-cell>
              <table:table-cell office:value-type="string">
                <text:p>Filling</text:p>
                <draw:g>
                  <svg:desc>Sheet1.C2:Sheet1.C2</svg:desc>
                </draw:g>
              </table:table-cell>
              <table:table-cell office:value-type="string">
                <text:p>Solving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6</svg:desc>
                </draw:g>
              </table:table-cell>
              <table:table-cell office:value-type="float" office:value="7.73392">
                <text:p>7.73392</text:p>
                <draw:g>
                  <svg:desc>Sheet1.B3:Sheet1.B6</svg:desc>
                </draw:g>
              </table:table-cell>
              <table:table-cell office:value-type="float" office:value="18.339">
                <text:p>18.339</text:p>
                <draw:g>
                  <svg:desc>Sheet1.C3:Sheet1.C6</svg:desc>
                </draw:g>
              </table:table-cell>
              <table:table-cell office:value-type="float" office:value="22.1044">
                <text:p>22.1044</text:p>
                <draw:g>
                  <svg:desc>Sheet1.D3:Sheet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2181">
                <text:p>6.2181</text:p>
              </table:table-cell>
              <table:table-cell office:value-type="float" office:value="11.0741">
                <text:p>11.0741</text:p>
              </table:table-cell>
              <table:table-cell office:value-type="float" office:value="10.1256">
                <text:p>10.12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.24675">
                <text:p>5.24675</text:p>
              </table:table-cell>
              <table:table-cell office:value-type="float" office:value="5.66123">
                <text:p>5.66123</text:p>
              </table:table-cell>
              <table:table-cell office:value-type="float" office:value="7.42345">
                <text:p>7.423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.77103">
                <text:p>4.77103</text:p>
              </table:table-cell>
              <table:table-cell office:value-type="float" office:value="3.21805">
                <text:p>3.21805</text:p>
              </table:table-cell>
              <table:table-cell office:value-type="float" office:value="6.6462">
                <text:p>6.64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